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6a209" officeooo:paragraph-rsid="0016a209"/>
    </style:style>
    <style:style style:name="P2" style:family="paragraph" style:parent-style-name="Standard">
      <style:text-properties style:font-name="FreeMono" officeooo:rsid="0016a209" officeooo:paragraph-rsid="00324046"/>
    </style:style>
    <style:style style:name="P3" style:family="paragraph" style:parent-style-name="Standard">
      <style:text-properties style:font-name="FreeMono" officeooo:rsid="0016a209" officeooo:paragraph-rsid="0016a209" fo:background-color="#ffff00"/>
    </style:style>
    <style:style style:name="P4" style:family="paragraph" style:parent-style-name="Standard">
      <style:text-properties style:font-name="FreeMono" officeooo:rsid="0022d50e" officeooo:paragraph-rsid="0022d50e" fo:background-color="transparent"/>
    </style:style>
    <style:style style:name="P5" style:family="paragraph" style:parent-style-name="Standard">
      <style:paragraph-properties fo:break-before="page"/>
      <style:text-properties style:font-name="FreeMono" officeooo:rsid="0022d50e" officeooo:paragraph-rsid="0022d50e" fo:background-color="transparent"/>
    </style:style>
    <style:style style:name="P6" style:family="paragraph" style:parent-style-name="Standard">
      <style:text-properties style:font-name="FreeMono" officeooo:rsid="0025a15e" officeooo:paragraph-rsid="0025a15e" fo:background-color="transparent"/>
    </style:style>
    <style:style style:name="P7" style:family="paragraph" style:parent-style-name="Standard">
      <style:text-properties style:font-name="FreeMono" officeooo:rsid="00299a0f" officeooo:paragraph-rsid="00299a0f" fo:background-color="transparent"/>
    </style:style>
    <style:style style:name="P8" style:family="paragraph" style:parent-style-name="Standard">
      <style:paragraph-properties fo:break-before="page"/>
      <style:text-properties style:font-name="FreeMono" officeooo:rsid="00299a0f" officeooo:paragraph-rsid="00299a0f" fo:background-color="transparent"/>
    </style:style>
    <style:style style:name="P9" style:family="paragraph" style:parent-style-name="Standard">
      <style:paragraph-properties fo:break-before="page"/>
      <style:text-properties style:font-name="FreeMono" officeooo:rsid="0032a3bd" officeooo:paragraph-rsid="0032a3bd" fo:background-color="transparent"/>
    </style:style>
    <style:style style:name="P10" style:family="paragraph" style:parent-style-name="Standard">
      <style:text-properties style:font-name="FreeMono" officeooo:rsid="0032a3bd" officeooo:paragraph-rsid="0032a3bd" fo:background-color="transparent"/>
    </style:style>
    <style:style style:name="P11" style:family="paragraph" style:parent-style-name="Standard">
      <style:text-properties style:font-name="FreeMono" officeooo:rsid="0022fcf8" officeooo:paragraph-rsid="0022d50e" fo:background-color="#b4c7dc"/>
    </style:style>
    <style:style style:name="P12" style:family="paragraph" style:parent-style-name="Standard">
      <style:text-properties style:font-name="FreeMono" officeooo:rsid="002871b2" officeooo:paragraph-rsid="0025a15e" fo:background-color="#b4c7dc"/>
    </style:style>
    <style:style style:name="P13" style:family="paragraph" style:parent-style-name="Standard">
      <style:text-properties officeooo:paragraph-rsid="0016a209"/>
    </style:style>
    <style:style style:name="P14" style:family="paragraph" style:parent-style-name="Standard">
      <style:text-properties officeooo:rsid="00191bd1" officeooo:paragraph-rsid="00191bd1"/>
    </style:style>
    <style:style style:name="P15" style:family="paragraph" style:parent-style-name="Standard">
      <style:text-properties officeooo:rsid="0022d50e" officeooo:paragraph-rsid="0022d50e" fo:background-color="transparent"/>
    </style:style>
    <style:style style:name="P16" style:family="paragraph" style:parent-style-name="Standard">
      <style:text-properties officeooo:rsid="002b9e06" officeooo:paragraph-rsid="0021628d" fo:background-color="transparent"/>
    </style:style>
    <style:style style:name="P17" style:family="paragraph" style:parent-style-name="Standard">
      <style:text-properties officeooo:rsid="002f6b71" officeooo:paragraph-rsid="002f6b71" fo:background-color="transparent"/>
    </style:style>
    <style:style style:name="P18" style:family="paragraph" style:parent-style-name="Standard">
      <style:text-properties fo:background-color="#ffbf00"/>
    </style:style>
    <style:style style:name="P19" style:family="paragraph" style:parent-style-name="Standard">
      <style:text-properties style:font-name="FreeMono" officeooo:rsid="001c3ae3" officeooo:paragraph-rsid="0016a209" fo:background-color="#b4c7dc"/>
    </style:style>
    <style:style style:name="P20" style:family="paragraph" style:parent-style-name="Standard">
      <style:text-properties style:font-name="FreeMono" officeooo:rsid="00348c0a" officeooo:paragraph-rsid="0032a3bd" fo:background-color="#b4c7dc"/>
    </style:style>
    <style:style style:name="P21" style:family="paragraph" style:parent-style-name="Standard">
      <style:text-properties style:font-name="FreeMono" officeooo:rsid="0032a3bd" officeooo:paragraph-rsid="0032a3bd" fo:background-color="#ffbf00"/>
    </style:style>
    <style:style style:name="P22" style:family="paragraph" style:parent-style-name="Standard">
      <style:text-properties style:font-name="FreeMono" officeooo:rsid="0032a3bd" officeooo:paragraph-rsid="0032a3bd" fo:background-color="transparent"/>
    </style:style>
    <style:style style:name="T1" style:family="text">
      <style:text-properties style:text-position="sub 58%" officeooo:rsid="001c3ae3" fo:background-color="#ffff00" loext:char-shading-value="0"/>
    </style:style>
    <style:style style:name="T2" style:family="text">
      <style:text-properties style:text-position="sub 58%" officeooo:rsid="001d414d" fo:background-color="#ffff00" loext:char-shading-value="0"/>
    </style:style>
    <style:style style:name="T3" style:family="text">
      <style:text-properties style:text-position="sub 58%" officeooo:rsid="0022fcf8" fo:background-color="#ffff00" loext:char-shading-value="0"/>
    </style:style>
    <style:style style:name="T4" style:family="text">
      <style:text-properties style:text-position="sub 58%" officeooo:rsid="00246d7c" fo:background-color="#ffff00" loext:char-shading-value="0"/>
    </style:style>
    <style:style style:name="T5" style:family="text">
      <style:text-properties style:text-position="sub 58%" officeooo:rsid="00278bce" fo:background-color="#ffff00" loext:char-shading-value="0"/>
    </style:style>
    <style:style style:name="T6" style:family="text">
      <style:text-properties style:text-position="sub 58%" officeooo:rsid="00324046" fo:background-color="#ffff00" loext:char-shading-value="0"/>
    </style:style>
    <style:style style:name="T7" style:family="text">
      <style:text-properties style:text-position="sub 58%" officeooo:rsid="0034b88a" fo:background-color="#ffff00" loext:char-shading-value="0"/>
    </style:style>
    <style:style style:name="T8" style:family="text">
      <style:text-properties style:text-position="sub 58%" officeooo:rsid="00359943" fo:background-color="#ffff00" loext:char-shading-value="0"/>
    </style:style>
    <style:style style:name="T9" style:family="text">
      <style:text-properties style:text-position="sub 58%" officeooo:rsid="001c3ae3" fo:background-color="#ffbf00" loext:char-shading-value="0"/>
    </style:style>
    <style:style style:name="T10" style:family="text">
      <style:text-properties style:text-position="sub 58%" officeooo:rsid="001d22f6" fo:background-color="#ffbf00" loext:char-shading-value="0"/>
    </style:style>
    <style:style style:name="T11" style:family="text">
      <style:text-properties style:text-position="sub 58%" officeooo:rsid="001d414d" fo:background-color="#ffbf00" loext:char-shading-value="0"/>
    </style:style>
    <style:style style:name="T12" style:family="text">
      <style:text-properties style:text-position="sub 58%" officeooo:rsid="00246d7c" fo:background-color="#ffbf00" loext:char-shading-value="0"/>
    </style:style>
    <style:style style:name="T13" style:family="text">
      <style:text-properties style:text-position="sub 58%" officeooo:rsid="00278bce" fo:background-color="#ffbf00" loext:char-shading-value="0"/>
    </style:style>
    <style:style style:name="T14" style:family="text">
      <style:text-properties style:text-position="sub 58%" officeooo:rsid="00324046" fo:background-color="#ffbf00" loext:char-shading-value="0"/>
    </style:style>
    <style:style style:name="T15" style:family="text">
      <style:text-properties style:text-position="sub 58%" officeooo:rsid="0034b88a" fo:background-color="#ffbf00" loext:char-shading-value="0"/>
    </style:style>
    <style:style style:name="T16" style:family="text">
      <style:text-properties style:text-position="sub 58%" officeooo:rsid="00359943" fo:background-color="#ffbf00" loext:char-shading-value="0"/>
    </style:style>
    <style:style style:name="T17" style:family="text">
      <style:text-properties style:text-position="sub 58%" officeooo:rsid="001c3ae3" fo:background-color="#b4c7dc" loext:char-shading-value="0"/>
    </style:style>
    <style:style style:name="T18" style:family="text">
      <style:text-properties style:text-position="sub 58%" officeooo:rsid="001d414d" fo:background-color="#b4c7dc" loext:char-shading-value="0"/>
    </style:style>
    <style:style style:name="T19" style:family="text">
      <style:text-properties style:text-position="sub 58%" officeooo:rsid="00250f3d" fo:background-color="#b4c7dc" loext:char-shading-value="0"/>
    </style:style>
    <style:style style:name="T20" style:family="text">
      <style:text-properties style:text-position="sub 58%" officeooo:rsid="00278bce" fo:background-color="#b4c7dc" loext:char-shading-value="0"/>
    </style:style>
    <style:style style:name="T21" style:family="text">
      <style:text-properties style:text-position="sub 58%" officeooo:rsid="00324046" fo:background-color="#b4c7dc" loext:char-shading-value="0"/>
    </style:style>
    <style:style style:name="T22" style:family="text">
      <style:text-properties style:text-position="sub 58%" officeooo:rsid="0034b88a" fo:background-color="#b4c7dc" loext:char-shading-value="0"/>
    </style:style>
    <style:style style:name="T23" style:family="text">
      <style:text-properties style:text-position="sub 58%" officeooo:rsid="00359943" fo:background-color="#b4c7dc" loext:char-shading-value="0"/>
    </style:style>
    <style:style style:name="T24" style:family="text">
      <style:text-properties style:text-position="sub 58%" officeooo:rsid="00359943"/>
    </style:style>
    <style:style style:name="T25" style:family="text">
      <style:text-properties style:text-position="0% 100%" officeooo:rsid="001d22f6" fo:background-color="#ffbf00" loext:char-shading-value="0"/>
    </style:style>
    <style:style style:name="T26" style:family="text">
      <style:text-properties style:text-position="0% 100%" officeooo:rsid="001d414d" fo:background-color="#ffbf00" loext:char-shading-value="0"/>
    </style:style>
    <style:style style:name="T27" style:family="text">
      <style:text-properties style:text-position="0% 100%" officeooo:rsid="00246d7c" fo:background-color="#ffbf00" loext:char-shading-value="0"/>
    </style:style>
    <style:style style:name="T28" style:family="text">
      <style:text-properties style:text-position="0% 100%" officeooo:rsid="001c3ae3" fo:background-color="#ffbf00" loext:char-shading-value="0"/>
    </style:style>
    <style:style style:name="T29" style:family="text">
      <style:text-properties style:text-position="0% 100%" officeooo:rsid="00324046" fo:background-color="#ffbf00" loext:char-shading-value="0"/>
    </style:style>
    <style:style style:name="T30" style:family="text">
      <style:text-properties style:text-position="0% 100%" officeooo:rsid="0034b88a" fo:background-color="#ffbf00" loext:char-shading-value="0"/>
    </style:style>
    <style:style style:name="T31" style:family="text">
      <style:text-properties style:text-position="0% 100%" officeooo:rsid="00359943" fo:background-color="#ffbf00" loext:char-shading-value="0"/>
    </style:style>
    <style:style style:name="T32" style:family="text">
      <style:text-properties style:text-position="0% 100%" officeooo:rsid="001c3ae3" fo:background-color="#b4c7dc" loext:char-shading-value="0"/>
    </style:style>
    <style:style style:name="T33" style:family="text">
      <style:text-properties style:text-position="0% 100%" officeooo:rsid="001d414d" fo:background-color="#b4c7dc" loext:char-shading-value="0"/>
    </style:style>
    <style:style style:name="T34" style:family="text">
      <style:text-properties style:text-position="0% 100%" officeooo:rsid="00324046" fo:background-color="#b4c7dc" loext:char-shading-value="0"/>
    </style:style>
    <style:style style:name="T35" style:family="text">
      <style:text-properties style:text-position="0% 100%" officeooo:rsid="0034b88a" fo:background-color="#b4c7dc" loext:char-shading-value="0"/>
    </style:style>
    <style:style style:name="T36" style:family="text">
      <style:text-properties style:text-position="0% 100%" officeooo:rsid="00359943" fo:background-color="#b4c7dc" loext:char-shading-value="0"/>
    </style:style>
    <style:style style:name="T37" style:family="text">
      <style:text-properties style:text-position="0% 100%" officeooo:rsid="001c3ae3" fo:background-color="#ffff00" loext:char-shading-value="0"/>
    </style:style>
    <style:style style:name="T38" style:family="text">
      <style:text-properties style:text-position="0% 100%" officeooo:rsid="001d414d" fo:background-color="#ffff00" loext:char-shading-value="0"/>
    </style:style>
    <style:style style:name="T39" style:family="text">
      <style:text-properties style:text-position="0% 100%" officeooo:rsid="0022fcf8" fo:background-color="#ffff00" loext:char-shading-value="0"/>
    </style:style>
    <style:style style:name="T40" style:family="text">
      <style:text-properties style:text-position="0% 100%" officeooo:rsid="00246d7c" fo:background-color="#ffff00" loext:char-shading-value="0"/>
    </style:style>
    <style:style style:name="T41" style:family="text">
      <style:text-properties style:text-position="0% 100%" officeooo:rsid="00324046" fo:background-color="#ffff00" loext:char-shading-value="0"/>
    </style:style>
    <style:style style:name="T42" style:family="text">
      <style:text-properties style:text-position="0% 100%" officeooo:rsid="0034b88a" fo:background-color="#ffff00" loext:char-shading-value="0"/>
    </style:style>
    <style:style style:name="T43" style:family="text">
      <style:text-properties style:text-position="0% 100%" officeooo:rsid="00359943" fo:background-color="#ffff00" loext:char-shading-value="0"/>
    </style:style>
    <style:style style:name="T44" style:family="text">
      <style:text-properties style:text-position="0% 100%" officeooo:rsid="00359943" fo:background-color="#ffff00" loext:char-shading-value="0"/>
    </style:style>
    <style:style style:name="T45" style:family="text">
      <style:text-properties style:text-position="0% 100%" officeooo:rsid="00359943"/>
    </style:style>
    <style:style style:name="T46" style:family="text">
      <style:text-properties fo:background-color="#ffbf00" loext:char-shading-value="0"/>
    </style:style>
    <style:style style:name="T47" style:family="text">
      <style:text-properties officeooo:rsid="001c3ae3" fo:background-color="#ffbf00" loext:char-shading-value="0"/>
    </style:style>
    <style:style style:name="T48" style:family="text">
      <style:text-properties officeooo:rsid="001d22f6" fo:background-color="#ffbf00" loext:char-shading-value="0"/>
    </style:style>
    <style:style style:name="T49" style:family="text">
      <style:text-properties officeooo:rsid="001d414d" fo:background-color="#ffbf00" loext:char-shading-value="0"/>
    </style:style>
    <style:style style:name="T50" style:family="text">
      <style:text-properties officeooo:rsid="0022fcf8" fo:background-color="#ffbf00" loext:char-shading-value="0"/>
    </style:style>
    <style:style style:name="T51" style:family="text">
      <style:text-properties officeooo:rsid="00246d7c" fo:background-color="#ffbf00" loext:char-shading-value="0"/>
    </style:style>
    <style:style style:name="T52" style:family="text">
      <style:text-properties officeooo:rsid="00250f3d" fo:background-color="#ffbf00" loext:char-shading-value="0"/>
    </style:style>
    <style:style style:name="T53" style:family="text">
      <style:text-properties officeooo:rsid="0025a15e" fo:background-color="#ffbf00" loext:char-shading-value="0"/>
    </style:style>
    <style:style style:name="T54" style:family="text">
      <style:text-properties officeooo:rsid="00278bce" fo:background-color="#ffbf00" loext:char-shading-value="0"/>
    </style:style>
    <style:style style:name="T55" style:family="text">
      <style:text-properties officeooo:rsid="002871b2" fo:background-color="#ffbf00" loext:char-shading-value="0"/>
    </style:style>
    <style:style style:name="T56" style:family="text">
      <style:text-properties officeooo:rsid="00324046" fo:background-color="#ffbf00" loext:char-shading-value="0"/>
    </style:style>
    <style:style style:name="T57" style:family="text">
      <style:text-properties officeooo:rsid="00348c0a" fo:background-color="#ffbf00" loext:char-shading-value="0"/>
    </style:style>
    <style:style style:name="T58" style:family="text">
      <style:text-properties officeooo:rsid="0034b88a" fo:background-color="#ffbf00" loext:char-shading-value="0"/>
    </style:style>
    <style:style style:name="T59" style:family="text">
      <style:text-properties fo:background-color="#ffbf00" loext:char-shading-value="0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1c3ae3" fo:background-color="transparent" loext:char-shading-value="0"/>
    </style:style>
    <style:style style:name="T62" style:family="text">
      <style:text-properties officeooo:rsid="001d22f6" fo:background-color="transparent" loext:char-shading-value="0"/>
    </style:style>
    <style:style style:name="T63" style:family="text">
      <style:text-properties fo:background-color="#b4c7dc" loext:char-shading-value="0"/>
    </style:style>
    <style:style style:name="T64" style:family="text">
      <style:text-properties officeooo:rsid="001c3ae3" fo:background-color="#b4c7dc" loext:char-shading-value="0"/>
    </style:style>
    <style:style style:name="T65" style:family="text">
      <style:text-properties officeooo:rsid="001d414d" fo:background-color="#b4c7dc" loext:char-shading-value="0"/>
    </style:style>
    <style:style style:name="T66" style:family="text">
      <style:text-properties officeooo:rsid="0022fcf8" fo:background-color="#b4c7dc" loext:char-shading-value="0"/>
    </style:style>
    <style:style style:name="T67" style:family="text">
      <style:text-properties officeooo:rsid="00246d7c" fo:background-color="#b4c7dc" loext:char-shading-value="0"/>
    </style:style>
    <style:style style:name="T68" style:family="text">
      <style:text-properties officeooo:rsid="00250f3d" fo:background-color="#b4c7dc" loext:char-shading-value="0"/>
    </style:style>
    <style:style style:name="T69" style:family="text">
      <style:text-properties officeooo:rsid="0025a15e" fo:background-color="#b4c7dc" loext:char-shading-value="0"/>
    </style:style>
    <style:style style:name="T70" style:family="text">
      <style:text-properties officeooo:rsid="00278bce" fo:background-color="#b4c7dc" loext:char-shading-value="0"/>
    </style:style>
    <style:style style:name="T71" style:family="text">
      <style:text-properties officeooo:rsid="002871b2" fo:background-color="#b4c7dc" loext:char-shading-value="0"/>
    </style:style>
    <style:style style:name="T72" style:family="text">
      <style:text-properties officeooo:rsid="002d9024" fo:background-color="#b4c7dc" loext:char-shading-value="0"/>
    </style:style>
    <style:style style:name="T73" style:family="text">
      <style:text-properties officeooo:rsid="00348c0a" fo:background-color="#b4c7dc" loext:char-shading-value="0"/>
    </style:style>
    <style:style style:name="T74" style:family="text">
      <style:text-properties officeooo:rsid="0034b88a" fo:background-color="#b4c7dc" loext:char-shading-value="0"/>
    </style:style>
    <style:style style:name="T75" style:family="text">
      <style:text-properties fo:background-color="#b4c7dc" loext:char-shading-value="0"/>
    </style:style>
    <style:style style:name="T76" style:family="text">
      <style:text-properties officeooo:rsid="00359943" fo:background-color="#b4c7dc" loext:char-shading-value="0"/>
    </style:style>
    <style:style style:name="T77" style:family="text">
      <style:text-properties fo:background-color="#ffff00" loext:char-shading-value="0"/>
    </style:style>
    <style:style style:name="T78" style:family="text">
      <style:text-properties officeooo:rsid="001c3ae3" fo:background-color="#ffff00" loext:char-shading-value="0"/>
    </style:style>
    <style:style style:name="T79" style:family="text">
      <style:text-properties officeooo:rsid="001d414d" fo:background-color="#ffff00" loext:char-shading-value="0"/>
    </style:style>
    <style:style style:name="T80" style:family="text">
      <style:text-properties officeooo:rsid="001e6f90" fo:background-color="#ffff00" loext:char-shading-value="0"/>
    </style:style>
    <style:style style:name="T81" style:family="text">
      <style:text-properties officeooo:rsid="0022fcf8" fo:background-color="#ffff00" loext:char-shading-value="0"/>
    </style:style>
    <style:style style:name="T82" style:family="text">
      <style:text-properties officeooo:rsid="00246d7c" fo:background-color="#ffff00" loext:char-shading-value="0"/>
    </style:style>
    <style:style style:name="T83" style:family="text">
      <style:text-properties officeooo:rsid="00250f3d" fo:background-color="#ffff00" loext:char-shading-value="0"/>
    </style:style>
    <style:style style:name="T84" style:family="text">
      <style:text-properties officeooo:rsid="0025a15e" fo:background-color="#ffff00" loext:char-shading-value="0"/>
    </style:style>
    <style:style style:name="T85" style:family="text">
      <style:text-properties officeooo:rsid="00278bce" fo:background-color="#ffff00" loext:char-shading-value="0"/>
    </style:style>
    <style:style style:name="T86" style:family="text">
      <style:text-properties officeooo:rsid="002871b2" fo:background-color="#ffff00" loext:char-shading-value="0"/>
    </style:style>
    <style:style style:name="T87" style:family="text">
      <style:text-properties officeooo:rsid="00324046" fo:background-color="#ffff00" loext:char-shading-value="0"/>
    </style:style>
    <style:style style:name="T88" style:family="text">
      <style:text-properties officeooo:rsid="00348c0a" fo:background-color="#ffff00" loext:char-shading-value="0"/>
    </style:style>
    <style:style style:name="T89" style:family="text">
      <style:text-properties officeooo:rsid="0034b88a" fo:background-color="#ffff00" loext:char-shading-value="0"/>
    </style:style>
    <style:style style:name="T90" style:family="text">
      <style:text-properties fo:background-color="#ffff00" loext:char-shading-value="0"/>
    </style:style>
    <style:style style:name="T91" style:family="text">
      <style:text-properties officeooo:rsid="00359943" fo:background-color="#ffff00" loext:char-shading-value="0"/>
    </style:style>
    <style:style style:name="T92" style:family="text">
      <style:text-properties officeooo:rsid="00359943" fo:background-color="#ffff00" loext:char-shading-value="0"/>
    </style:style>
    <style:style style:name="T93" style:family="text">
      <style:text-properties officeooo:rsid="001c3ae3"/>
    </style:style>
    <style:style style:name="T94" style:family="text">
      <style:text-properties style:font-name="FreeMono"/>
    </style:style>
    <style:style style:name="T95" style:family="text">
      <style:text-properties style:font-name="FreeMono" officeooo:rsid="0016a209" fo:background-color="transparent" loext:char-shading-value="0"/>
    </style:style>
    <style:style style:name="T96" style:family="text">
      <style:text-properties style:font-name="FreeMono" officeooo:rsid="0016a209" fo:background-color="#ffff00" loext:char-shading-value="0"/>
    </style:style>
    <style:style style:name="T97" style:family="text">
      <style:text-properties style:font-name="FreeMono" officeooo:rsid="001c3ae3" fo:background-color="#ffff00" loext:char-shading-value="0"/>
    </style:style>
    <style:style style:name="T98" style:family="text">
      <style:text-properties style:font-name="FreeMono" fo:background-color="#ffbf00" loext:char-shading-value="0"/>
    </style:style>
    <style:style style:name="T99" style:family="text">
      <style:text-properties officeooo:rsid="0022fcf8"/>
    </style:style>
    <style:style style:name="T100" style:family="text">
      <style:text-properties officeooo:rsid="00246d7c"/>
    </style:style>
    <style:style style:name="T101" style:family="text">
      <style:text-properties officeooo:rsid="00250f3d"/>
    </style:style>
    <style:style style:name="T102" style:family="text">
      <style:text-properties officeooo:rsid="0025a15e"/>
    </style:style>
    <style:style style:name="T103" style:family="text">
      <style:text-properties officeooo:rsid="00278bce"/>
    </style:style>
    <style:style style:name="T104" style:family="text">
      <style:text-properties officeooo:rsid="002871b2"/>
    </style:style>
    <style:style style:name="T105" style:family="text">
      <style:text-properties officeooo:rsid="002d9024"/>
    </style:style>
    <style:style style:name="T106" style:family="text">
      <style:text-properties officeooo:rsid="00315249"/>
    </style:style>
    <style:style style:name="T107" style:family="text">
      <style:text-properties officeooo:rsid="00348c0a"/>
    </style:style>
    <style:style style:name="T108" style:family="text"/>
    <style:style style:name="T109" style:family="text">
      <style:text-properties officeooo:rsid="003599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95">1f </text:span><text:span text:style-name="T96">0001 1111</text:span><text:span text:style-name="T95"><text:tab/></text:span><text:span text:style-name="T97">magic</text:span></text:p>
      <text:p text:style-name="P3"><text:span text:style-name="T60">9d </text:span>1001 1101<text:span text:style-name="T60"><text:tab/></text:span><text:span text:style-name="T93">magic</text:span></text:p>
      <text:p text:style-name="P1"><text:span text:style-name="T105">89</text:span> <text:span text:style-name="T46">1</text:span>00<text:span text:style-name="T105">0</text:span><text:span text:style-name="T63"> </text:span><text:span text:style-name="T72">1</text:span><text:span text:style-name="T63">00</text:span><text:span text:style-name="T72">1</text:span><text:span text:style-name="T60"><text:tab/></text:span><text:span text:style-name="T47">block mode</text:span><text:span text:style-name="T61"> </text:span><text:span text:style-name="T64">max </text:span><text:span text:style-name="T72">9</text:span><text:span text:style-name="T64"> bits</text:span></text:p>
      <text:p text:style-name="P19"/>
      <text:p text:style-name="P2">41 <text:span text:style-name="T77">0100 0001</text:span><text:span text:style-name="T60"><text:tab/></text:span><text:span text:style-name="T78">code: 001000001</text:span><text:span text:style-name="T1">2</text:span><text:span text:style-name="T37"> </text:span><text:span text:style-name="T41">041</text:span><text:span text:style-name="T6">16</text:span><text:span text:style-name="T41"> </text:span><text:span text:style-name="T80">0</text:span><text:span text:style-name="T78">65</text:span><text:span text:style-name="T1">10</text:span><text:span text:style-name="T78"> (</text:span><text:span text:style-name="T87">41</text:span><text:span text:style-name="T6">16</text:span><text:span text:style-name="T78">)</text:span></text:p>
      <text:p text:style-name="P2">02 <text:span text:style-name="T46">0000 001</text:span><text:span text:style-name="T77">0</text:span><text:span text:style-name="T60"><text:tab/></text:span><text:span text:style-name="T47">code: 100000001</text:span><text:span text:style-name="T9">2</text:span><text:span text:style-name="T28"> </text:span><text:span text:style-name="T29">101</text:span><text:span text:style-name="T14">16</text:span><text:span text:style-name="T29"> </text:span><text:span text:style-name="T47">257</text:span><text:span text:style-name="T9">10</text:span><text:span text:style-name="T47"> (</text:span><text:span text:style-name="T56">4141</text:span><text:span text:style-name="T14">16</text:span><text:span text:style-name="T47">)</text:span></text:p>
      <text:p text:style-name="P2">0a <text:span text:style-name="T63">0000 10</text:span><text:span text:style-name="T46">10</text:span><text:span text:style-name="T60"><text:tab/></text:span><text:span text:style-name="T64">code: </text:span><text:span text:style-name="T32">100000010</text:span><text:span text:style-name="T17">2</text:span><text:span text:style-name="T32"> </text:span><text:span text:style-name="T34">102</text:span><text:span text:style-name="T21">16</text:span><text:span text:style-name="T34"> </text:span><text:span text:style-name="T64">258</text:span><text:span text:style-name="T17">10</text:span><text:span text:style-name="T32"> (</text:span><text:span text:style-name="T34">414141</text:span><text:span text:style-name="T21">16</text:span><text:span text:style-name="T32">)</text:span></text:p>
      <text:p text:style-name="P2">1c <text:span text:style-name="T77">0001 1</text:span><text:span text:style-name="T63">100</text:span><text:span text:style-name="T60"><text:tab/></text:span><text:span text:style-name="T78">code: </text:span><text:span text:style-name="T37">100000011</text:span><text:span text:style-name="T1">2</text:span><text:span text:style-name="T37"> </text:span><text:span text:style-name="T41">103</text:span><text:span text:style-name="T6">16</text:span><text:span text:style-name="T41"> </text:span><text:span text:style-name="T78">259</text:span><text:span text:style-name="T1">10</text:span><text:span text:style-name="T37"> (</text:span><text:span text:style-name="T41">41414141</text:span><text:span text:style-name="T6">16</text:span><text:span text:style-name="T37">)</text:span></text:p>
      <text:p text:style-name="P2">48 <text:span text:style-name="T46">0100</text:span> <text:span text:style-name="T77">1000</text:span><text:span text:style-name="T62"><text:tab/></text:span><text:span text:style-name="T48">code: </text:span><text:span text:style-name="T25">100000100</text:span><text:span text:style-name="T10">2</text:span><text:span text:style-name="T25"> </text:span><text:span text:style-name="T29">104</text:span><text:span text:style-name="T14">16</text:span><text:span text:style-name="T29"> </text:span><text:span text:style-name="T48">260</text:span><text:span text:style-name="T10">10</text:span><text:span text:style-name="T25"> (</text:span><text:span text:style-name="T29">4141414141</text:span><text:span text:style-name="T14">16</text:span><text:span text:style-name="T25">)</text:span></text:p>
      <text:p text:style-name="P2">b0 <text:span text:style-name="T63">101</text:span><text:span text:style-name="T46">1 0000</text:span><text:span text:style-name="T60"><text:tab/></text:span><text:span text:style-name="T65">code: </text:span><text:span text:style-name="T33">100000101</text:span><text:span text:style-name="T18">2</text:span><text:span text:style-name="T33"> </text:span><text:span text:style-name="T34">105</text:span><text:span text:style-name="T21">16</text:span><text:span text:style-name="T34"> </text:span><text:span text:style-name="T65">261</text:span><text:span text:style-name="T18">10</text:span><text:span text:style-name="T33"> (AAAAAA)</text:span></text:p>
      <text:p text:style-name="P2">a0 <text:span text:style-name="T77">10</text:span><text:span text:style-name="T63">10 0000</text:span><text:span text:style-name="T60"><text:tab/></text:span><text:span text:style-name="T79">code: </text:span><text:span text:style-name="T38">100000110</text:span><text:span text:style-name="T2">2</text:span><text:span text:style-name="T38"> </text:span><text:span text:style-name="T41">106</text:span><text:span text:style-name="T6">16</text:span><text:span text:style-name="T41"> </text:span><text:span text:style-name="T79">262</text:span><text:span text:style-name="T2">10</text:span><text:span text:style-name="T38"> (AAAAAAA)</text:span></text:p>
      <text:p text:style-name="P1">c1 <text:span text:style-name="T46">1</text:span><text:span text:style-name="T77">100 0001</text:span><text:span text:style-name="T60"><text:tab/></text:span><text:span text:style-name="T49">code: 263</text:span><text:span text:style-name="T11">10</text:span><text:span text:style-name="T26"> 100000111</text:span><text:span text:style-name="T11">2</text:span><text:span text:style-name="T26"> (AAAAAAAA)</text:span></text:p>
      <text:p text:style-name="P14"><text:span text:style-name="T94">83 </text:span><text:span text:style-name="T98">1000 0011</text:span></text:p>
      <text:p text:style-name="Standard"/>
      <text:p text:style-name="Standard"><text:span text:style-name="T77">A</text:span><text:span text:style-name="T46">AA</text:span><text:span text:style-name="T63">AAA</text:span><text:span text:style-name="T77">AAAA</text:span><text:span text:style-name="T46">AAAAA</text:span><text:span text:style-name="T63">AAAAAA</text:span><text:span text:style-name="T77">AAAAAAA</text:span><text:span text:style-name="T46">AAAAAAAA</text:span></text:p>
      <text:p text:style-name="P18"/>
      <text:p text:style-name="P17">065<text:span text:style-name="T24">10</text:span>:<text:tab/><text:span text:style-name="T109">dictcnt = 1</text:span><text:span text:style-name="T24">10</text:span><text:span text:style-name="T109">, finchar = 065</text:span><text:span text:style-name="T24">10</text:span></text:p>
      <text:p text:style-name="P17">257<text:span text:style-name="T24">10</text:span>:<text:tab/>stack 065, <text:span text:style-name="T106">065, </text:span><text:span text:style-name="T109">finchar = 065</text:span><text:span text:style-name="T24">10</text:span></text:p>
      <text:p text:style-name="P17"/>
      <text:p text:style-name="P16"/>
      <text:p text:style-name="P9">1f <text:span text:style-name="T77">0001 1111</text:span><text:tab/><text:span text:style-name="T88">magic</text:span></text:p>
      <text:p text:style-name="P10">9d <text:span text:style-name="T77">1001 1101</text:span><text:tab/><text:span text:style-name="T88">magic</text:span></text:p>
      <text:p text:style-name="P10">90 <text:span text:style-name="T46">1</text:span>00<text:span text:style-name="T63">1 0000</text:span><text:tab/><text:span text:style-name="T57">block mode</text:span><text:span text:style-name="T107"> </text:span><text:span text:style-name="T73">max 16 bits</text:span></text:p>
      <text:p text:style-name="P20"/>
      <text:p text:style-name="P10">61 <text:span text:style-name="T77">0110 0001</text:span><text:tab/><text:span text:style-name="T89">001100001</text:span><text:span text:style-name="T7">2</text:span><text:span text:style-name="T89"> 061</text:span><text:span text:style-name="T7">16</text:span><text:span text:style-name="T42"> 097</text:span><text:span text:style-name="T7">10</text:span><text:span text:style-name="T42"> (61</text:span><text:span text:style-name="T7">16</text:span><text:span text:style-name="T42"> </text:span><text:span text:style-name="T43">a</text:span><text:span text:style-name="T42">)</text:span></text:p>
      <text:p text:style-name="P10">c4 <text:span text:style-name="T46">1100 010</text:span><text:span text:style-name="T77">0</text:span><text:tab/><text:span text:style-name="T58">001100010</text:span><text:span text:style-name="T15">2</text:span><text:span text:style-name="T58"> 062</text:span><text:span text:style-name="T15">16</text:span><text:span text:style-name="T58"> 098</text:span><text:span text:style-name="T15">10</text:span><text:span text:style-name="T30"> </text:span><text:span text:style-name="T31">(62</text:span><text:span text:style-name="T16">16</text:span><text:span text:style-name="T31"> b)</text:span></text:p>
      <text:p text:style-name="P10">c8 <text:span text:style-name="T63">1100 10</text:span><text:span text:style-name="T46">00</text:span><text:tab/><text:span text:style-name="T74">001110010</text:span><text:span text:style-name="T22">2</text:span><text:span text:style-name="T35"> 072</text:span><text:span text:style-name="T22">16</text:span><text:span text:style-name="T35"> </text:span><text:span text:style-name="T36">114</text:span><text:span text:style-name="T23">10</text:span></text:p>
      <text:p text:style-name="P10">09 <text:span text:style-name="T77">0000 1</text:span><text:span text:style-name="T63">001</text:span><text:span text:style-name="T108"><text:tab/></text:span><text:span text:style-name="T92">001100001</text:span><text:span text:style-name="T8">2</text:span><text:span text:style-name="T92"> 061</text:span><text:span text:style-name="T8">16</text:span><text:span text:style-name="T44"> 097</text:span><text:span text:style-name="T8">10</text:span></text:p>
      <text:p text:style-name="P10">33 <text:span text:style-name="T46">0011</text:span> <text:span text:style-name="T77">0011</text:span></text:p>
      <text:p text:style-name="P10">26 <text:span text:style-name="T63">001</text:span><text:span text:style-name="T46">0 0110</text:span></text:p>
      <text:p text:style-name="P10">0c <text:span text:style-name="T77">00</text:span><text:span text:style-name="T63">00 1100</text:span></text:p>
      <text:p text:style-name="P10">99 <text:span text:style-name="T46">1</text:span><text:span text:style-name="T77">001 1001</text:span></text:p>
      <text:p text:style-name="P10">80 <text:span text:style-name="T46">1000 0000</text:span></text:p>
      <text:p text:style-name="P21"/>
      <text:p text:style-name="P10">03 <text:span text:style-name="T90">0000 0011</text:span></text:p>
      <text:p text:style-name="P10">15 <text:span text:style-name="T59">0001 010</text:span><text:span text:style-name="T90">1</text:span></text:p>
      <text:p text:style-name="P10">20 <text:span text:style-name="T75">0010 00</text:span><text:span text:style-name="T59">00</text:span></text:p>
      <text:p text:style-name="P10">24 <text:span text:style-name="T90">0010 0</text:span><text:span text:style-name="T75">100</text:span></text:p>
      <text:p text:style-name="P10">68 <text:span text:style-name="T59">0110</text:span> <text:span text:style-name="T90">1000</text:span></text:p>
      <text:p text:style-name="P10">70 <text:span text:style-name="T75">011</text:span><text:span text:style-name="T59">1 0000</text:span></text:p>
      <text:p text:style-name="P10">a1 <text:span text:style-name="T90">10</text:span><text:span text:style-name="T75">10 0001</text:span></text:p>
      <text:p text:style-name="P10">42 <text:span text:style-name="T59">0</text:span><text:span text:style-name="T90">100 0010</text:span></text:p>
      <text:p text:style-name="P10">81 <text:span text:style-name="T59">1000 0001</text:span></text:p>
      <text:p text:style-name="P10"><text:span text:style-name="T59"/></text:p>
      <text:p text:style-name="P10">0c 0000 1100</text:p>
      <text:p text:style-name="P10">0f 0000 1111</text:p>
      <text:p text:style-name="P10">42 0100 0010</text:p>
      <text:p text:style-name="P10">54 0101 0100</text:p>
      <text:p text:style-name="P10">40 0100 0000</text:p>
      <text:p text:style-name="P10">11 0001 0001</text:p>
      <text:p text:style-name="P5">enwik9.<text:span text:style-name="T99">Z</text:span></text:p>
      <text:p text:style-name="P15"/>
      <text:p text:style-name="P4">1f <text:span text:style-name="T81">0001 1111</text:span><text:span text:style-name="T99"><text:tab/></text:span><text:span text:style-name="T81">magic</text:span></text:p>
      <text:p text:style-name="P4">9d <text:span text:style-name="T81">1001 1101</text:span><text:span text:style-name="T99"><text:tab/></text:span><text:span text:style-name="T81">magic</text:span></text:p>
      <text:p text:style-name="P4">90 <text:span text:style-name="T50">1</text:span><text:span text:style-name="T99">00</text:span><text:span text:style-name="T66">1 0000</text:span><text:span text:style-name="T99"><text:tab/></text:span><text:span text:style-name="T50">block mode</text:span><text:span text:style-name="T99"> </text:span><text:span text:style-name="T66">max 16 bits</text:span></text:p>
      <text:p text:style-name="P11"/>
      <text:p text:style-name="P4">3c <text:span text:style-name="T81">0011 1100</text:span><text:span text:style-name="T99"><text:tab/></text:span><text:span text:style-name="T81">code: 000111100</text:span><text:span text:style-name="T3">2</text:span><text:span text:style-name="T39"> </text:span><text:span text:style-name="T40">03c</text:span><text:span text:style-name="T4">16</text:span><text:span text:style-name="T40"> </text:span><text:span text:style-name="T39">060</text:span><text:span text:style-name="T3">10</text:span></text:p>
      <text:p text:style-name="P4">da <text:span text:style-name="T50">1101 101</text:span><text:span text:style-name="T81">0</text:span><text:span text:style-name="T99"><text:tab/></text:span><text:span text:style-name="T50">code: </text:span><text:span text:style-name="T51">001101101</text:span><text:span text:style-name="T12">2</text:span><text:span text:style-name="T51"> 06d</text:span><text:span text:style-name="T12">16</text:span><text:span text:style-name="T27"> 109</text:span><text:span text:style-name="T12">10</text:span></text:p>
      <text:p text:style-name="P4">94 <text:span text:style-name="T66">1001 01</text:span><text:span text:style-name="T50">00</text:span><text:span text:style-name="T99"><text:tab/></text:span><text:span text:style-name="T67">code: </text:span><text:span text:style-name="T68">001100101</text:span><text:span text:style-name="T19">2</text:span><text:span text:style-name="T68"> 065</text:span><text:span text:style-name="T19">16</text:span><text:span text:style-name="T68"> 101</text:span><text:span text:style-name="T19">10</text:span></text:p>
      <text:p text:style-name="P4">21 <text:span text:style-name="T82">0010 0</text:span><text:span text:style-name="T67">001</text:span><text:span text:style-name="T100"><text:tab/></text:span><text:span text:style-name="T83">code: 001100100</text:span><text:span text:style-name="T5">2</text:span><text:span text:style-name="T85"> 064</text:span><text:span text:style-name="T5">16</text:span><text:span text:style-name="T85"> 100</text:span><text:span text:style-name="T5">10</text:span></text:p>
      <text:p text:style-name="P4">93 <text:span text:style-name="T52">1001</text:span><text:span text:style-name="T101"> </text:span><text:span text:style-name="T83">0011</text:span><text:span text:style-name="T101"><text:tab/></text:span><text:span text:style-name="T53">code: </text:span><text:span text:style-name="T54">001101001</text:span><text:span text:style-name="T13">2</text:span><text:span text:style-name="T54"> 069</text:span><text:span text:style-name="T13">16</text:span><text:span text:style-name="T54"> 105</text:span><text:span text:style-name="T13">10</text:span></text:p>
      <text:p text:style-name="P4">26 <text:span text:style-name="T69">001</text:span><text:span text:style-name="T53">0 0110</text:span><text:span text:style-name="T102"><text:tab/></text:span><text:span text:style-name="T69">code: </text:span><text:span text:style-name="T70">001100001</text:span><text:span text:style-name="T20">2</text:span><text:span text:style-name="T70"> 061</text:span><text:span text:style-name="T20">16</text:span><text:span text:style-name="T70"> 097</text:span><text:span text:style-name="T20">10</text:span></text:p>
      <text:p text:style-name="P4">cc <text:span text:style-name="T84">11</text:span><text:span text:style-name="T69">00 1100</text:span><text:span text:style-name="T102"><text:tab/></text:span><text:span text:style-name="T84">code: </text:span><text:span text:style-name="T85">001110111</text:span><text:span text:style-name="T5">2</text:span><text:span text:style-name="T85"> 077</text:span><text:span text:style-name="T5">16</text:span><text:span text:style-name="T85"> 119</text:span><text:span text:style-name="T5">10</text:span></text:p>
      <text:p text:style-name="P6">9d <text:span text:style-name="T46">1</text:span><text:span text:style-name="T77">001 1101</text:span><text:tab/><text:span text:style-name="T46">code: </text:span><text:span text:style-name="T54">001101001</text:span><text:span text:style-name="T13">2</text:span><text:span text:style-name="T54"> 069</text:span><text:span text:style-name="T13">16</text:span><text:span text:style-name="T54"> 105</text:span><text:span text:style-name="T13">10</text:span></text:p>
      <text:p text:style-name="P6">34 <text:span text:style-name="T46">0011 0100</text:span></text:p>
      <text:p text:style-name="P6"/>
      <text:p text:style-name="P6">&lt;<text:span text:style-name="T103">mediaw</text:span><text:span text:style-name="T104">i</text:span></text:p>
      <text:p text:style-name="P6"/>
      <text:p text:style-name="P6">6b <text:span text:style-name="T86">0110 1011</text:span></text:p>
      <text:p text:style-name="P6">d2 <text:span text:style-name="T55">1101 001</text:span><text:span text:style-name="T86">0</text:span></text:p>
      <text:p text:style-name="P6">80 <text:span text:style-name="T71">1000 00</text:span><text:span text:style-name="T55">00</text:span></text:p>
      <text:p text:style-name="P6">c0 <text:span text:style-name="T104">1100 0</text:span><text:span text:style-name="T71">000</text:span></text:p>
      <text:p text:style-name="P12"/>
      <text:p text:style-name="P12"/>
      <text:p text:style-name="P8"><text:span text:style-name="T104">e</text:span>nwik9.Z codes:</text:p>
      <text:p text:style-name="P7"/>
      <text:p text:style-name="P7">60</text:p>
      <text:p text:style-name="P7">109</text:p>
      <text:p text:style-name="P7">101</text:p>
      <text:p text:style-name="P7">100</text:p>
      <text:p text:style-name="P7">105</text:p>
      <text:p text:style-name="P7">97</text:p>
      <text:p text:style-name="P7">119</text:p>
      <text:p text:style-name="P7">105</text:p>
      <text:p text:style-name="P7">107</text:p>
      <text:p text:style-name="P7">105</text:p>
      <text:p text:style-name="P7">32</text:p>
      <text:p text:style-name="P7">120</text:p>
      <text:p text:style-name="P7">109</text:p>
      <text:p text:style-name="P7">108</text:p>
      <text:p text:style-name="P7">110</text:p>
      <text:p text:style-name="P7">115</text:p>
      <text:p text:style-name="P7">61</text:p>
      <text:p text:style-name="P7">34</text:p>
      <text:p text:style-name="P7">104</text:p>
      <text:p text:style-name="P7">116</text:p>
      <text:p text:style-name="P7">116</text:p>
      <text:p text:style-name="P7">112</text:p>
      <text:p text:style-name="P7">58</text:p>
      <text:p text:style-name="P7">47</text:p>
      <text:p text:style-name="P7">47</text:p>
      <text:p text:style-name="P7">119</text:p>
      <text:p text:style-name="P7">282</text:p>
      <text:p text:style-name="P7">46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19:36.584067796</meta:creation-date>
    <dc:date>2023-12-22T13:18:19.344095387</dc:date>
    <meta:editing-duration>P1DT1H17M42S</meta:editing-duration>
    <meta:editing-cycles>20</meta:editing-cycles>
    <meta:generator>LibreOffice/7.5.6.2$Linux_X86_64 LibreOffice_project/50$Build-2</meta:generator>
    <meta:document-statistic meta:table-count="0" meta:image-count="0" meta:object-count="0" meta:page-count="4" meta:paragraph-count="89" meta:word-count="320" meta:character-count="1634" meta:non-whitespace-character-count="1403"/>
  </office:meta>
</office:document-meta>
</file>